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e60e" officeooo:paragraph-rsid="0019e60e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20b9"/>
    </style:style>
    <style:style style:name="T3" style:family="text">
      <style:text-properties style:text-underline-style="solid" style:text-underline-width="auto" style:text-underline-color="font-color" officeooo:rsid="001e13db"/>
    </style:style>
    <style:style style:name="T4" style:family="text">
      <style:text-properties officeooo:rsid="001d20b9"/>
    </style:style>
    <style:style style:name="T5" style:family="text">
      <style:text-properties officeooo:rsid="001e13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</text:p>
      <text:p text:style-name="Standard">1‐ Identifier les clés étrangères sur le schéma de la BD</text:p>
      <text:p text:style-name="Standard"/>
      <text:p text:style-name="Standard">Effet (<text:span text:style-name="T1">code</text:span>, nomEffet, texte)</text:p>
      <text:p text:style-name="Standard"/>
      <text:p text:style-name="Standard">Deck(<text:span text:style-name="T1">id</text:span>, nomDeck, dateCreation, <text:span text:style-name="T2">#</text:span><text:span text:style-name="T1">nomClasse</text:span>, <text:span text:style-name="T2">#</text:span><text:span text:style-name="T1">email</text:span>)</text:p>
      <text:p text:style-name="Standard"/>
      <text:p text:style-name="Standard">Carte(<text:span text:style-name="T1">nomCarte</text:span>, mana, prix, attaque, vie, <text:span text:style-name="T2">#</text:span><text:span text:style-name="T1">nomClasse</text:span>)</text:p>
      <text:p text:style-name="Standard"/>
      <text:p text:style-name="Standard">Classe(<text:span text:style-name="T1">nomClasse</text:span>)</text:p>
      <text:p text:style-name="Standard"/>
      <text:p text:style-name="Standard">Joueur(<text:span text:style-name="T1">email</text:span>, nomJoueur, mdp, enregistrement, pays)</text:p>
      <text:p text:style-name="Standard"/>
      <text:p text:style-name="Standard">RapourEffet(<text:span text:style-name="T5">#</text:span><text:span text:style-name="T1">nomCarte</text:span>, <text:span text:style-name="T3">#</text:span><text:span text:style-name="T1">code</text:span>)</text:p>
      <text:p text:style-name="Standard"/>
      <text:p text:style-name="Standard">Rappartient(<text:span text:style-name="T5">#</text:span><text:span text:style-name="T1">id</text:span>, <text:span text:style-name="T3">#</text:span><text:span text:style-name="T1">nomCarte</text:span>, nbFois)</text:p>
      <text:p text:style-name="Standard"/>
      <text:p text:style-name="Standard">Rpossede(<text:span text:style-name="T5">#</text:span><text:span text:style-name="T1">nomCarte</text:span>, <text:span text:style-name="T3">#</text:span><text:span text:style-name="T1">email</text:span>, nbOccurence)</text:p>
      <text:p text:style-name="Standard"/>
      <text:p text:style-name="Standard">RgagneAvec(<text:span text:style-name="T5">#</text:span><text:span text:style-name="T1">nomClasse</text:span>, <text:span text:style-name="T3">#</text:span><text:span text:style-name="T1">email</text:span>, nbVictoire)</text:p>
      <text:p text:style-name="Standard"/>
      <text:p text:style-name="Standard">Rami(<text:span text:style-name="T5">#</text:span><text:span text:style-name="T1">email1</text:span>, <text:span text:style-name="T5">#</text:span><text:span text:style-name="T1">email2</text:span>)</text:p>
      <text:p text:style-name="Standard"/>
      <text:p text:style-name="Standard"/>
      <text:p text:style-name="Standard"/>
      <text:p text:style-name="Standard"/>
      <text:p text:style-name="Standard"/>
      <text:p text:style-name="Standard">2‐ Lister tous les attributs de la BD et leur donner un type (faire un tableau).</text:p>
      <text:p text:style-name="Standard">3‐ Créer les tables avec les clés primaires et les clés étrangères, nommer les contraintes de clés</text:p>
      <text:p text:style-name="Standard">étrangèr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2:15:51.151784035</meta:creation-date>
    <dc:date>2023-01-11T18:46:28.297054797</dc:date>
    <meta:editing-duration>PT2H12M4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80" meta:character-count="623" meta:non-whitespace-character-count="558"/>
  </office:meta>
</office:document-meta>
</file>